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ataSource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ataSource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ataSource.getContentTyp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Authenticator.SimpleAuthenticator( String user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Mailer.didntReach( Address addr , String category , Messaging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Data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DataSourc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er.send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MimeMailer.internetAddresses( Vector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Authenticator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Data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meMailer.parseCharSetFromMimeType(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